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ira Sans" svg:font-family="Fira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Kop2" style:master-page-name="MP0" style:family="paragraph">
      <style:paragraph-properties fo:break-before="page"/>
      <style:text-properties style:font-name="Fira Sans" fo:font-weight="normal" style:font-weight-asian="normal" fo:color="#212529"/>
    </style:style>
    <style:style style:name="T2" style:parent-style-name="Standaardalinea-lettertype" style:family="text">
      <style:text-properties style:font-name="Fira Sans" fo:color="#212529" fo:font-size="11pt" style:font-size-asian="11pt"/>
    </style:style>
    <style:style style:name="T3" style:parent-style-name="StrongEmphasis" style:family="text">
      <style:text-properties style:font-name="Fira Sans" fo:color="#212529" fo:font-size="11pt" style:font-size-asian="11pt"/>
    </style:style>
    <style:style style:name="T4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5" style:parent-style-name="StrongEmphasis" style:family="text">
      <style:text-properties style:font-name="Fira Sans" fo:color="#212529" fo:font-size="11pt" style:font-size-asian="11pt" fo:language="en" fo:country="US"/>
    </style:style>
    <style:style style:name="T6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7" style:parent-style-name="StrongEmphasis" style:family="text">
      <style:text-properties style:font-name="Fira Sans" fo:color="#212529" fo:font-size="11pt" style:font-size-asian="11pt" fo:language="en" fo:country="US"/>
    </style:style>
    <style:style style:name="T8" style:parent-style-name="Standaardalinea-lettertype" style:family="text">
      <style:text-properties style:font-name="Fira Sans" fo:color="#212529" fo:font-size="11pt" style:font-size-asian="11pt"/>
    </style:style>
    <style:style style:name="T9" style:parent-style-name="StrongEmphasis" style:family="text">
      <style:text-properties style:font-name="Fira Sans" fo:color="#212529" fo:font-size="11pt" style:font-size-asian="11pt"/>
    </style:style>
    <style:style style:name="T10" style:parent-style-name="StrongEmphasis" style:family="text">
      <style:text-properties style:font-name="Fira Sans" fo:color="#212529" fo:font-size="11pt" style:font-size-asian="11pt"/>
    </style:style>
    <style:style style:name="T11" style:parent-style-name="StrongEmphasis" style:family="text">
      <style:text-properties style:font-name="Fira Sans" fo:color="#212529" fo:font-size="11pt" style:font-size-asian="11pt"/>
    </style:style>
    <style:style style:name="T12" style:parent-style-name="StrongEmphasis" style:family="text">
      <style:text-properties style:font-name="Fira Sans" fo:color="#212529" fo:font-size="11pt" style:font-size-asian="11pt"/>
    </style:style>
    <style:style style:name="T13" style:parent-style-name="StrongEmphasis" style:family="text">
      <style:text-properties style:font-name="Fira Sans" fo:color="#212529" fo:font-size="11pt" style:font-size-asian="11pt"/>
    </style:style>
    <style:style style:name="T14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15" style:parent-style-name="StrongEmphasis" style:family="text">
      <style:text-properties style:font-name="Fira Sans" fo:color="#212529" fo:font-size="11pt" style:font-size-asian="11pt" fo:language="en" fo:country="US"/>
    </style:style>
    <style:style style:name="T16" style:parent-style-name="StrongEmphasis" style:family="text">
      <style:text-properties style:font-name="Fira Sans" fo:color="#212529" fo:font-size="11pt" style:font-size-asian="11pt" fo:language="en" fo:country="US"/>
    </style:style>
    <style:style style:name="T17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18" style:parent-style-name="StrongEmphasis" style:family="text">
      <style:text-properties style:font-name="Fira Sans" fo:color="#212529" fo:font-size="11pt" style:font-size-asian="11pt" fo:language="en" fo:country="US"/>
    </style:style>
    <style:style style:name="P19" style:parent-style-name="Textbody" style:family="paragraph">
      <style:text-properties style:font-name="Fira Sans" fo:color="#212529" fo:font-size="11pt" style:font-size-asian="11pt" fo:language="en" fo:country="US"/>
    </style:style>
    <style:style style:name="T20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1" style:parent-style-name="StrongEmphasis" style:family="text">
      <style:text-properties style:font-name="Fira Sans" fo:color="#212529" fo:font-size="11pt" style:font-size-asian="11pt" fo:language="en" fo:country="US"/>
    </style:style>
    <style:style style:name="T22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3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4" style:parent-style-name="StrongEmphasis" style:family="text">
      <style:text-properties style:font-name="Fira Sans" fo:color="#212529" fo:font-size="11pt" style:font-size-asian="11pt" fo:language="en" fo:country="US"/>
    </style:style>
    <style:style style:name="T25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6" style:parent-style-name="StrongEmphasis" style:family="text">
      <style:text-properties style:font-name="Fira Sans" fo:color="#212529" fo:font-size="11pt" style:font-size-asian="11pt" fo:language="en" fo:country="US"/>
    </style:style>
    <style:style style:name="T27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28" style:parent-style-name="StrongEmphasis" style:family="text">
      <style:text-properties style:font-name="Fira Sans" fo:color="#212529" fo:font-size="11pt" style:font-size-asian="11pt" fo:language="en" fo:country="US"/>
    </style:style>
    <style:style style:name="T29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30" style:parent-style-name="StrongEmphasis" style:family="text">
      <style:text-properties style:font-name="Fira Sans" fo:color="#212529" fo:font-size="11pt" style:font-size-asian="11pt" fo:language="en" fo:country="US"/>
    </style:style>
    <style:style style:name="T31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32" style:parent-style-name="StrongEmphasis" style:family="text">
      <style:text-properties style:font-name="Fira Sans" fo:color="#212529" fo:font-size="11pt" style:font-size-asian="11pt" fo:language="en" fo:country="US"/>
    </style:style>
    <style:style style:name="T33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34" style:parent-style-name="Standaardalinea-lettertype" style:family="text">
      <style:text-properties style:font-name="Fira Sans" fo:color="#212529" fo:font-size="11pt" style:font-size-asian="11pt" fo:language="en" fo:country="US"/>
    </style:style>
    <style:style style:name="T35" style:parent-style-name="StrongEmphasis" style:family="text">
      <style:text-properties style:font-name="Fira Sans" fo:color="#212529" fo:font-size="11pt" style:font-size-asian="11pt" fo:language="en" fo:country="US"/>
    </style:style>
    <style:style style:name="P36" style:parent-style-name="Textbody" style:family="paragraph">
      <style:text-properties style:font-name="Fira Sans" fo:color="#212529" fo:font-size="11pt" style:font-size-asian="11pt"/>
    </style:style>
    <style:style style:name="P37" style:parent-style-name="Textbody" style:family="paragraph">
      <style:text-properties style:font-name="Fira Sans" fo:color="#212529" fo:font-size="11pt" style:font-size-asian="11pt"/>
    </style:style>
    <style:style style:name="P38" style:parent-style-name="Textbody" style:family="paragraph">
      <style:text-properties style:font-name="Fira Sans" fo:color="#212529" fo:font-size="11pt" style:font-size-asian="11pt"/>
    </style:style>
    <style:style style:name="P39" style:parent-style-name="Textbody" style:family="paragraph">
      <style:text-properties style:font-name="Fira Sans" fo:color="#212529" fo:font-size="11pt" style:font-size-asian="11pt" fo:language="en" fo:country="US"/>
    </style:style>
    <style:style style:name="P40" style:parent-style-name="Standard" style:family="paragraph">
      <style:text-properties fo:language="en" fo:country="US"/>
    </style:style>
  </office:automatic-styles>
  <office:body>
    <office:text text:use-soft-page-breaks="true">
      <text:h text:style-name="P1" text:outline-level="2">Mappen en bestanden aanmaken in Terminal</text:h>
      <text:p text:style-name="Textbody"><text:span text:style-name="T2">dominique@Dominiques-16-MacBook-Pro ~ % </text:span><text:span text:style-name="T3">cd Desktop</text:span></text:p>
      <text:p text:style-name="Textbody"><text:span text:style-name="T4">dominique@Dominiques-16-MacBook-Pro Desktop % </text:span><text:span text:style-name="T5">mkdir pro-sass</text:span></text:p>
      <text:p text:style-name="Textbody"><text:span text:style-name="T6">dominique@Dominiques-16-MacBook-Pro Desktop % </text:span><text:span text:style-name="T7">cd pro-sass</text:span></text:p>
      <text:p text:style-name="Textbody"><text:span text:style-name="T8">dominique@Dominiques-16-MacBook-Pro pro-sass % </text:span><text:span text:style-name="T9">mkdir src</text:span><text:span text:style-name="T10"><text:s/>(maa</text:span><text:span text:style-name="T11">k</text:span><text:span text:style-name="T12"><text:s/>keen nieuwe</text:span><text:span text:style-name="T13"><text:s/>folder aan)</text:span></text:p>
      <text:p text:style-name="Textbody"><text:span text:style-name="T14">dominique@Dominiques-16-MacBook-Pro pro-sass % </text:span><text:span text:style-name="T15">touch index.html</text:span><text:span text:style-name="T16"><text:s/>(maa keen index pagina aan in je folder)</text:span></text:p>
      <text:p text:style-name="Textbody"><text:span text:style-name="T17">dominique@Dominiques-16-MacBook-Pro pro-sass % </text:span><text:span text:style-name="T18">ls</text:span></text:p>
      <text:p text:style-name="P19">index.html src</text:p>
      <text:p text:style-name="Textbody"><text:span text:style-name="T20">dominique@Dominiques-16-MacBook-Pro pro-sass % </text:span><text:span text:style-name="T21">cd src</text:span></text:p>
      <text:p text:style-name="Textbody"><text:span text:style-name="T22">dominique@Domini</text:span><text:span text:style-name="T23">ques-16-MacBook-Pro src % </text:span><text:span text:style-name="T24">mkdir scss</text:span></text:p>
      <text:p text:style-name="Textbody"><text:span text:style-name="T25">dominique@Dominiques-16-MacBook-Pro src % </text:span><text:span text:style-name="T26">cd scss</text:span></text:p>
      <text:p text:style-name="Textbody"><text:span text:style-name="T27">dominique@Dominiques-16-MacBook-Pro scss % </text:span><text:span text:style-name="T28">touch main.scss</text:span></text:p>
      <text:p text:style-name="Textbody"><text:span text:style-name="T29">dominique@Dominiques-16-MacBook-Pro scss % </text:span><text:span text:style-name="T30">cd ..</text:span></text:p>
      <text:p text:style-name="Textbody"><text:span text:style-name="T31">dominique@Dominiques-16-MacBook-Pro src % </text:span><text:span text:style-name="T32">cd ..</text:span></text:p>
      <text:p text:style-name="Textbody"><text:span text:style-name="T33">dominique@Dom</text:span><text:span text:style-name="T34">iniques-16-MacBook-Pro pro-sass % </text:span><text:span text:style-name="T35">pwd</text:span></text:p>
      <text:p text:style-name="P36">/Users/dominique/Desktop/pro-sass</text:p>
      <text:p text:style-name="P37"/>
      <text:p text:style-name="P38">Foutmelding dat ik niet administrator ben:</text:p>
      <text:p text:style-name="P39">Set-ExecutionPolicy -ExecutionPolicy RemoteSigned -Scope CurrentUser</text:p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Fira Sans" svg:font-family="Fira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BE" style:language-asian="zh" style:country-asian="CN" style:language-complex="hi" style:country-complex="IN" style:text-combine="none" fo:hyphenate="true"/>
    </style:default-style>
    <style:style style:name="Kop2" style:display-name="Kop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jst" style:display-name="Lijst" style:family="paragraph" style:parent-style-name="Textbody">
      <style:text-properties fo:hyphenate="false"/>
    </style:style>
    <style:style style:name="Bijschrift" style:display-name="Bijschrift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enovo</dc:creator>
    <meta:creation-date>2021-03-12T10:09:00Z</meta:creation-date>
    <dc:date>2021-03-12T10:02:00Z</dc:date>
    <meta:template xlink:href="Normal.dotm" xlink:type="simple"/>
    <meta:editing-cycles>2</meta:editing-cycles>
    <meta:editing-duration>PT2820S</meta:editing-duration>
    <meta:document-statistic meta:page-count="1" meta:paragraph-count="1" meta:word-count="150" meta:character-count="979" meta:row-count="6" meta:non-whitespace-character-count="830"/>
  </office:meta>
</office:document-meta>
</file>